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style:font-name-complex="Courier New1"/>
    </style:style>
    <style:style style:name="P2" style:family="paragraph" style:parent-style-name="Plain_20_Text">
      <style:text-properties style:font-name="Courier New" officeooo:rsid="000bbc80" officeooo:paragraph-rsid="000bbc80" style:font-name-complex="Courier New1"/>
    </style:style>
    <style:style style:name="P3" style:family="paragraph" style:parent-style-name="Plain_20_Text" style:list-style-name="L1">
      <style:text-properties officeooo:paragraph-rsid="000bbc80"/>
    </style:style>
    <style:style style:name="P4" style:family="paragraph" style:parent-style-name="Plain_20_Text">
      <style:text-properties officeooo:paragraph-rsid="000bbc80"/>
    </style:style>
    <style:style style:name="P5" style:family="paragraph" style:parent-style-name="Plain_20_Text" style:master-page-name="Standard">
      <style:paragraph-properties style:page-number="auto"/>
      <style:text-properties officeooo:paragraph-rsid="000bbc80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0a28c3" style:font-name-complex="Courier New1"/>
    </style:style>
    <style:style style:name="T3" style:family="text">
      <style:text-properties style:font-name="Courier New" officeooo:rsid="000bbc80" style:font-name-complex="Courier New1"/>
    </style:style>
    <style:style style:name="T4" style:family="text">
      <style:text-properties style:font-name="Courier New" officeooo:rsid="000d7efc" style:font-name-complex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2cm" fo:text-indent="-0.635cm" fo:margin-left="1.9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7cm" fo:text-indent="-0.635cm" fo:margin-left="2.5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2cm" fo:text-indent="-0.635cm" fo:margin-left="3.2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7cm" fo:text-indent="-0.635cm" fo:margin-left="3.8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2cm" fo:text-indent="-0.635cm" fo:margin-left="4.4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7cm" fo:text-indent="-0.635cm" fo:margin-left="5.1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2cm" fo:text-indent="-0.635cm" fo:margin-left="5.7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7cm" fo:text-indent="-0.635cm" fo:margin-left="6.3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22cm" fo:text-indent="-0.635cm" fo:margin-left="7.0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7cm" fo:text-indent="-0.635cm" fo:margin-left="7.657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<text:span text:style-name="T1">a) set </text:span><text:span text:style-name="T3">843G</text:span><text:span text:style-name="T1">_Nom </text:span><text:span text:style-name="T2">Lloren</text:span><text:span text:style-name="T4">c</text:span><text:span text:style-name="T2"><text:tab/><text:tab/><text:tab/></text:span></text:p>
      <text:p text:style-name="P2"/>
      <text:p text:style-name="P4"><text:span text:style-name="T1">b) set </text:span><text:span text:style-name="T3">843G</text:span><text:span text:style-name="T1">_Cognoms A</text:span><text:span text:style-name="T2">rbiol Barelles</text:span></text:p>
      <text:p text:style-name="P1"/>
      <text:p text:style-name="P4"><text:span text:style-name="T1">c) mget </text:span><text:span text:style-name="T3">843G</text:span><text:span text:style-name="T1">_Nom </text:span><text:span text:style-name="T3">843G</text:span><text:span text:style-name="T1">_Cognoms</text:span></text:p>
      <text:p text:style-name="P1"/>
      <text:p text:style-name="P4"><text:span text:style-name="T1">d) hset </text:span><text:span text:style-name="T3">843G</text:span><text:span text:style-name="T1">_Adreca carrer </text:span><text:span text:style-name="T3">quart</text:span></text:p>
      <text:list xml:id="list4272415975" text:style-name="L1">
        <text:list-item>
          <text:p text:style-name="P3"><text:span text:style-name="T1">hset </text:span><text:span text:style-name="T3">843G</text:span><text:span text:style-name="T1">_Adreca numero 1</text:span><text:span text:style-name="T3">6</text:span></text:p>
        </text:list-item>
      </text:list>
      <text:p text:style-name="P4"><text:span text:style-name="T1"><text:s text:c="3"/>hset </text:span><text:span text:style-name="T3">843G</text:span><text:span text:style-name="T1">_Adreca cp 4</text:span><text:span text:style-name="T3">6511</text:span></text:p>
      <text:p text:style-name="Plain_20_Text"><text:span text:style-name="T1"><text:s/></text:span></text:p>
      <text:p text:style-name="P4"><text:span text:style-name="T1">e) hset </text:span><text:span text:style-name="T3">843G</text:span><text:span text:style-name="T1">_Adreca poblacio Alboraia</text:span></text:p>
      <text:p text:style-name="P1"/>
      <text:p text:style-name="P4"><text:span text:style-name="T1">f) hvals </text:span><text:span text:style-name="T3">843G</text:span><text:span text:style-name="T1">_Adreca</text:span></text:p>
      <text:p text:style-name="P1"/>
      <text:p text:style-name="P4"><text:span text:style-name="T1">g) sadd </text:span><text:span text:style-name="T3">843G</text:span><text:span text:style-name="T1">_Moduls_Asix ISO GBD LM FH FOL ASO PAX SXI AIW ASBD SEG EIE PROJ FCT</text:span></text:p>
      <text:p text:style-name="P1"/>
      <text:p text:style-name="P4"><text:span text:style-name="T1">h) sadd </text:span><text:span text:style-name="T3">843G</text:span><text:span text:style-name="T1">_Moduls_meus ISO GBD LM </text:span><text:span text:style-name="T3">PAX</text:span><text:span text:style-name="T1"> </text:span></text:p>
      <text:p text:style-name="P1"/>
      <text:p text:style-name="P4"><text:span text:style-name="T1">i) sdiffstore </text:span><text:span text:style-name="T3">843G</text:span><text:span text:style-name="T1">_Moduls_altres </text:span><text:span text:style-name="T3">843G</text:span><text:span text:style-name="T1">_Moduls_ASIX </text:span><text:span text:style-name="T3">843G</text:span><text:span text:style-name="T1">_Moduls_meus</text:span></text:p>
      <text:p text:style-name="P1"/>
      <text:p text:style-name="P4"><text:span text:style-name="T1">j) zadd </text:span><text:span text:style-name="T3">843G</text:span><text:span text:style-name="T1">_Notes_GBD 1 7 2 9 3 6 4 10</text:span></text:p>
      <text:p text:style-name="P1"/>
      <text:p text:style-name="P4"><text:span text:style-name="T1"><text:s text:c="3"/>zrange </text:span><text:span text:style-name="T3">843G</text:span><text:span text:style-name="T1">_Notes_GBD 0 -1</text:span></text:p>
      <text:p text:style-name="Plain_20_Text"><text:span text:style-name="T1"><text:s text:c="3"/>1) "7"</text:span></text:p>
      <text:p text:style-name="Plain_20_Text"><text:span text:style-name="T1"><text:s text:c="3"/>2) "9"</text:span></text:p>
      <text:p text:style-name="Plain_20_Text"><text:span text:style-name="T1"><text:s text:c="3"/>3) "6"</text:span></text:p>
      <text:p text:style-name="Plain_20_Text"><text:span text:style-name="T1"><text:s text:c="3"/>4) "10"</text:span></text:p>
      <text:p text:style-name="P1"/>
      <text:p text:style-name="Plain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o_20_sin_20_formato_20_Car" style:display-name="Texto sin formato C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editing-cycles>3</meta:editing-cycles>
    <meta:creation-date>2018-05-09T13:36:00</meta:creation-date>
    <dc:date>2019-05-20T21:52:37.004142994</dc:date>
    <meta:editing-duration>PT3M2S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87" meta:character-count="527" meta:non-whitespace-character-count="4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